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officeooo:rsid="000fa0c5" officeooo:paragraph-rsid="000fa0c5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2a90d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7" style:family="paragraph" style:parent-style-name="Azione_20_attore">
      <style:text-properties officeooo:rsid="0002a90d" officeooo:paragraph-rsid="0002a90d"/>
    </style:style>
    <style:style style:name="P8" style:family="paragraph" style:parent-style-name="Azione_20_sistema">
      <style:text-properties officeooo:rsid="0002a90d" officeooo:paragraph-rsid="0002a90d"/>
    </style:style>
    <style:style style:name="P9" style:family="paragraph" style:parent-style-name="Table_20_Contents">
      <style:text-properties officeooo:rsid="0002a90d" officeooo:paragraph-rsid="0002a90d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2e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Modifica Menù Bambin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5631594" text:style-name="Numerazione_20_UC">
              <text:list-item text:start-value="1">
                <text:p text:style-name="P6">L'utente accede nell'area di notifica.</text:p>
              </text:list-item>
              <text:list-item>
                <text:p text:style-name="P8">Il sistema visualizza una form con tutte le notifiche.</text:p>
              </text:list-item>
              <text:list-item>
                <text:p text:style-name="P7">L'utente apre la notifica da parte di un genitore relativa al cambiamento del menù per il proprio bambino.</text:p>
              </text:list-item>
              <text:list-item>
                <text:p text:style-name="P8">Il sistema mostra una form con il contenuto della notifica.</text:p>
              </text:list-item>
              <text:list-item>
                <text:p text:style-name="P7">L'utente prende atto della notifica e accede all'area degli inscritti.</text:p>
              </text:list-item>
              <text:list-item>
                <text:p text:style-name="P8">Il sistema mostra una form con tutti i dati degli iscritti.</text:p>
              </text:list-item>
              <text:list-item>
                <text:p text:style-name="P7">L'utente verifica i dati del bambino, ne prende atto e <text:s/>accede alla funzione <text:s/>per cambiare gli orari.</text:p>
              </text:list-item>
              <text:list-item>
                <text:p text:style-name="P8">Il sistema mostra una form contenente le opzioni modificabili.</text:p>
              </text:list-item>
              <text:list-item>
                <text:p text:style-name="P7">L'utente setta i nuovi dati e <text:s/>conferma.<text:line-break/>L'utente manda una notifica al genitore con l'esito del cambiamen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Il sistema alla 7° azione del utente deve visualizzare un messaggio di confermato salvataggio.<text:line-break/>Il sistema deve visualizzare <text:span text:style-name="T4">il</text:span>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Il sistema deve visualizzare tutte le form richieste dall'utente entro 20 secondi dalla loro richiesta.<text:line-break/><text:span text:style-name="T4">Il sistema deve visualizzare il messaggio di confermata modifica o di errore entro 20 secondi dall'invio della notifica.</text:span></text:p>
          </table:table-cell>
        </table:table-row>
      </table:table>
      <text:p text:style-name="P5">Controllo e modica dell'orario di un bambino mediante notifica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0D</meta:editing-duration>
    <meta:editing-cycles>3</meta:editing-cycles>
    <meta:generator>LibreOffice/3.6$Windows_x86 LibreOffice_project/da8c1e6-fd468f4-454e206-f42a4a9-143cfd</meta:generator>
    <dc:date>2012-10-26T05:50:47.14</dc:date>
    <meta:document-statistic meta:table-count="1" meta:image-count="0" meta:object-count="0" meta:page-count="1" meta:paragraph-count="25" meta:word-count="244" meta:character-count="1573" meta:non-whitespace-character-count="1360"/>
  </office:meta>
</office:document-meta>
</file>